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gr7" style:family="graphic" style:parent-style-name="standard">
      <style:graphic-properties draw:fill="solid" draw:fill-color="#ff6633" draw:textarea-horizontal-align="center" draw:textarea-vertical-align="middle"/>
    </style:style>
    <style:style style:name="gr8" style:family="graphic" style:parent-style-name="standard">
      <style:graphic-properties svg:stroke-width="0.176cm" draw:marker-start-width="0.462cm" draw:marker-end-width="0.462cm" draw:fill="solid" draw:fill-color="#ffff00" draw:textarea-horizontal-align="center" draw:textarea-vertical-align="middle" fo:padding-top="0.211cm" fo:padding-bottom="0.211cm" fo:padding-left="0.336cm" fo:padding-right="0.336cm"/>
    </style:style>
    <style:style style:name="gr9" style:family="graphic" style:parent-style-name="standard">
      <style:graphic-properties svg:stroke-width="0.176cm" draw:marker-start-width="0.514cm" draw:marker-end-width="0.514cm" draw:fill="solid" draw:fill-color="#808080" draw:textarea-horizontal-align="center" draw:textarea-vertical-align="middle" fo:padding-top="0.211cm" fo:padding-bottom="0.211cm" fo:padding-left="0.336cm" fo:padding-right="0.336cm"/>
    </style:style>
    <style:style style:name="gr10" style:family="graphic" style:parent-style-name="standard">
      <style:graphic-properties svg:stroke-width="0.176cm" draw:marker-start-width="0.462cm" draw:marker-end-width="0.462cm" draw:fill="solid" draw:fill-color="#008000" draw:textarea-horizontal-align="center" draw:textarea-vertical-align="middle" fo:padding-top="0.211cm" fo:padding-bottom="0.211cm" fo:padding-left="0.336cm" fo:padding-right="0.336cm"/>
    </style:style>
    <style:style style:name="gr11" style:family="graphic" style:parent-style-name="standard">
      <style:graphic-properties draw:fill="solid" draw:fill-color="#663300" draw:textarea-horizontal-align="center" draw:textarea-vertical-align="middle"/>
    </style:style>
    <style:style style:name="gr12" style:family="graphic" style:parent-style-name="standard">
      <style:graphic-properties svg:stroke-width="0.176cm" draw:marker-start-width="0.462cm" draw:marker-end-width="0.462cm" draw:fill="solid" draw:fill-color="#ff0000" draw:textarea-horizontal-align="center" draw:textarea-vertical-align="middle" fo:padding-top="0.211cm" fo:padding-bottom="0.211cm" fo:padding-left="0.336cm" fo:padding-right="0.336cm"/>
    </style:style>
    <style:style style:name="gr13" style:family="graphic" style:parent-style-name="standard">
      <style:graphic-properties svg:stroke-width="0.176cm" draw:marker-start-width="0.462cm" draw:marker-end-width="0.462cm" draw:fill="none" draw:textarea-horizontal-align="center" draw:textarea-vertical-align="middle" fo:padding-top="0.211cm" fo:padding-bottom="0.211cm" fo:padding-left="0.336cm" fo:padding-right="0.336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svg:stroke-color="#eb613d" draw:marker-start="Arrow" draw:marker-start-width="0.3cm" draw:marker-end="Arrow" draw:marker-end-width="0.3cm" draw:fill="solid" draw:fill-color="#000000" draw:textarea-horizontal-align="center" draw:textarea-vertical-align="middle"/>
    </style:style>
    <style:style style:name="gr1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svg:stroke-color="#808080" draw:marker-start="Arrow" draw:marker-start-width="0.3cm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svg:stroke-color="#ffff00" draw:marker-start="Arrow" draw:marker-start-width="0.3cm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svg:stroke-color="#008000" draw:marker-start="Arrow" draw:marker-start-width="0.3cm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svg:stroke-color="#800000" draw:marker-start="Arrow" draw:marker-start-width="0.3cm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svg:stroke-color="#808000" draw:marker-start="Arrow" draw:marker-start-width="0.3cm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svg:stroke-color="#008080" draw:marker-start="Arrow" draw:marker-start-width="0.3cm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color="#000080"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olygon draw:style-name="gr1" draw:text-style-name="P1" draw:layer="layout" svg:width="10.097cm" svg:height="3.384cm" svg:x="5.881cm" svg:y="9.888cm" svg:viewBox="0 0 10098 3385" draw:points="0,3385 56,1221 1387,0 10098,0 10042,3385">
          <text:p text:style-name="P1">TA7291P</text:p>
        </draw:polygon>
        <draw:frame draw:style-name="gr2" draw:layer="layout" svg:width="9.151cm" svg:height="0.962cm" svg:x="6.58cm" svg:y="12.262cm">
          <draw:text-box>
            <text:p>1 <text:s text:c="2"/>2 <text:s text:c="2"/>3 <text:s text:c="2"/>4 <text:s text:c="2"/>5 <text:s text:c="2"/>6 <text:s text:c="2"/>7 <text:s text:c="2"/>8 <text:s text:c="2"/>9 <text:s text:c="2"/>10</text:p>
          </draw:text-box>
        </draw:frame>
        <draw:custom-shape draw:style-name="gr3" draw:text-style-name="P1" xml:id="id2" draw:id="id2" draw:layer="layout" svg:width="0.455cm" svg:height="0.887cm" svg:x="7.59cm" svg:y="13.3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0.455cm" svg:height="0.887cm" svg:x="14.859cm" svg:y="13.2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0.455cm" svg:height="0.887cm" svg:x="6.691cm" svg:y="13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55cm" svg:height="0.887cm" svg:x="8.492cm" svg:y="13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55cm" svg:height="0.887cm" svg:x="9.493cm" svg:y="13.3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0.455cm" svg:height="0.887cm" svg:x="10.294cm" svg:y="13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1" draw:id="id21" draw:layer="layout" svg:width="0.455cm" svg:height="0.887cm" svg:x="11.195cm" svg:y="13.3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55cm" svg:height="0.887cm" svg:x="12.096cm" svg:y="13.3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55cm" svg:height="0.887cm" svg:x="13.097cm" svg:y="13.3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55cm" svg:height="0.887cm" svg:x="13.998cm" svg:y="13.3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5.236cm" svg:height="3.107cm" svg:x="3.234cm" svg:y="2.998cm">
          <text:p/>
          <draw:enhanced-geometry svg:viewBox="0 0 21600 21600" draw:glue-points="?f6 10800 10800 21600 ?f5 10800 10800 0" draw:text-areas="?f3 ?f3 ?f4 ?f4" draw:type="trapezoid" draw:modifiers="1176.0109041344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ircle draw:style-name="gr5" draw:text-style-name="P1" draw:layer="layout" svg:width="0.635cm" svg:height="0.635cm" svg:x="15.861cm" svg:y="3.554cm">
          <text:p/>
        </draw:circle>
        <draw:circle draw:style-name="gr6" draw:text-style-name="P1" xml:id="id3" draw:id="id3" draw:layer="layout" svg:width="0.635cm" svg:height="0.635cm" svg:x="16.99cm" svg:y="3.585cm">
          <text:p/>
        </draw:circle>
        <draw:circle draw:style-name="gr7" draw:text-style-name="P1" xml:id="id1" draw:id="id1" draw:layer="layout" svg:width="0.635cm" svg:height="0.635cm" svg:x="14.721cm" svg:y="3.56cm">
          <text:p/>
        </draw:circle>
        <draw:circle draw:style-name="gr5" draw:text-style-name="P1" draw:layer="layout" svg:width="0.635cm" svg:height="0.635cm" svg:x="16.562cm" svg:y="4.955cm">
          <text:p/>
        </draw:circle>
        <draw:circle draw:style-name="gr5" draw:text-style-name="P1" draw:layer="layout" svg:width="0.635cm" svg:height="0.635cm" svg:x="15.363cm" svg:y="4.956cm">
          <text:p/>
        </draw:circle>
        <draw:circle draw:style-name="gr5" draw:text-style-name="P1" draw:layer="layout" svg:width="0.635cm" svg:height="0.635cm" svg:x="13.562cm" svg:y="3.555cm">
          <text:p/>
        </draw:circle>
        <draw:circle draw:style-name="gr5" draw:text-style-name="P1" draw:layer="layout" svg:width="0.635cm" svg:height="0.635cm" svg:x="12.563cm" svg:y="3.556cm">
          <text:p/>
        </draw:circle>
        <draw:circle draw:style-name="gr5" draw:text-style-name="P1" draw:layer="layout" svg:width="0.635cm" svg:height="0.635cm" svg:x="11.464cm" svg:y="3.557cm">
          <text:p/>
        </draw:circle>
        <draw:circle draw:style-name="gr5" draw:text-style-name="P1" draw:layer="layout" svg:width="0.635cm" svg:height="0.635cm" svg:x="10.565cm" svg:y="3.558cm">
          <text:p/>
        </draw:circle>
        <draw:circle draw:style-name="gr5" draw:text-style-name="P1" draw:layer="layout" svg:width="0.635cm" svg:height="0.635cm" svg:x="9.566cm" svg:y="3.559cm">
          <text:p/>
        </draw:circle>
        <draw:circle draw:style-name="gr5" draw:text-style-name="P1" draw:layer="layout" svg:width="0.635cm" svg:height="0.635cm" svg:x="8.567cm" svg:y="3.56cm">
          <text:p/>
        </draw:circle>
        <draw:circle draw:style-name="gr5" draw:text-style-name="P1" draw:layer="layout" svg:width="0.635cm" svg:height="0.635cm" svg:x="7.467cm" svg:y="3.56cm">
          <text:p/>
        </draw:circle>
        <draw:circle draw:style-name="gr8" draw:text-style-name="P1" xml:id="id7" draw:id="id7" draw:layer="layout" svg:width="0.635cm" svg:height="0.635cm" svg:x="6.468cm" svg:y="3.561cm">
          <text:p/>
        </draw:circle>
        <draw:circle draw:style-name="gr9" draw:text-style-name="P1" xml:id="id5" draw:id="id5" draw:layer="layout" svg:width="0.635cm" svg:height="0.635cm" svg:x="5.369cm" svg:y="3.562cm">
          <text:p/>
        </draw:circle>
        <draw:circle draw:style-name="gr10" draw:text-style-name="P1" xml:id="id9" draw:id="id9" draw:layer="layout" svg:width="0.635cm" svg:height="0.635cm" svg:x="4.17cm" svg:y="3.563cm">
          <text:p/>
        </draw:circle>
        <draw:circle draw:style-name="gr11" draw:text-style-name="P1" xml:id="id17" draw:id="id17" draw:layer="layout" svg:width="0.635cm" svg:height="0.635cm" svg:x="14.171cm" svg:y="4.985cm">
          <text:p/>
        </draw:circle>
        <draw:circle draw:style-name="gr5" draw:text-style-name="P1" draw:layer="layout" svg:width="0.635cm" svg:height="0.635cm" svg:x="13.064cm" svg:y="4.957cm">
          <text:p/>
        </draw:circle>
        <draw:circle draw:style-name="gr12" draw:text-style-name="P1" xml:id="id15" draw:id="id15" draw:layer="layout" svg:width="0.635cm" svg:height="0.635cm" svg:x="12.065cm" svg:y="4.958cm">
          <text:p/>
        </draw:circle>
        <draw:circle draw:style-name="gr5" draw:text-style-name="P1" draw:layer="layout" svg:width="0.635cm" svg:height="0.635cm" svg:x="11.066cm" svg:y="4.959cm">
          <text:p/>
        </draw:circle>
        <draw:circle draw:style-name="gr5" draw:text-style-name="P1" draw:layer="layout" svg:width="0.635cm" svg:height="0.635cm" svg:x="10.067cm" svg:y="4.96cm">
          <text:p/>
        </draw:circle>
        <draw:circle draw:style-name="gr5" draw:text-style-name="P1" draw:layer="layout" svg:width="0.635cm" svg:height="0.635cm" svg:x="9.068cm" svg:y="4.961cm">
          <text:p/>
        </draw:circle>
        <draw:circle draw:style-name="gr5" draw:text-style-name="P1" draw:layer="layout" svg:width="0.635cm" svg:height="0.635cm" svg:x="7.969cm" svg:y="4.962cm">
          <text:p/>
        </draw:circle>
        <draw:circle draw:style-name="gr5" draw:text-style-name="P1" draw:layer="layout" svg:width="0.635cm" svg:height="0.635cm" svg:x="6.97cm" svg:y="4.963cm">
          <text:p/>
        </draw:circle>
        <draw:circle draw:style-name="gr13" draw:text-style-name="P1" xml:id="id13" draw:id="id13" draw:layer="layout" svg:width="0.635cm" svg:height="0.635cm" svg:x="5.871cm" svg:y="4.964cm">
          <text:p/>
        </draw:circle>
        <draw:circle draw:style-name="gr13" draw:text-style-name="P1" xml:id="id11" draw:id="id11" draw:layer="layout" svg:width="0.635cm" svg:height="0.635cm" svg:x="4.772cm" svg:y="4.965cm">
          <text:p/>
        </draw:circle>
        <draw:frame draw:style-name="gr2" draw:layer="layout" svg:width="1.772cm" svg:height="0.962cm" svg:x="3.324cm" svg:y="6.776cm">
          <draw:text-box>
            <text:p>Pin7</text:p>
          </draw:text-box>
        </draw:frame>
        <draw:frame draw:style-name="gr2" draw:layer="layout" svg:width="1.772cm" svg:height="0.962cm" svg:x="5.595cm" svg:y="6.777cm">
          <draw:text-box>
            <text:p>Pin8</text:p>
          </draw:text-box>
        </draw:frame>
        <draw:frame draw:style-name="gr2" draw:layer="layout" svg:width="1.772cm" svg:height="0.962cm" svg:x="2.489cm" svg:y="1.757cm">
          <draw:text-box>
            <text:p>Pin4</text:p>
          </draw:text-box>
        </draw:frame>
        <draw:frame draw:style-name="gr2" draw:layer="layout" svg:width="1.912cm" svg:height="0.962cm" svg:x="4.48cm" svg:y="1.697cm">
          <draw:text-box>
            <text:p>GND</text:p>
          </draw:text-box>
        </draw:frame>
        <draw:frame draw:style-name="gr2" draw:layer="layout" svg:width="1.772cm" svg:height="0.962cm" svg:x="6.374cm" svg:y="1.697cm">
          <draw:text-box>
            <text:p>Pin2</text:p>
          </draw:text-box>
        </draw:frame>
        <draw:frame draw:style-name="gr2" draw:layer="layout" svg:width="1.56cm" svg:height="0.962cm" svg:x="11.73cm" svg:y="6.518cm">
          <draw:text-box>
            <text:p>Vcc</text:p>
          </draw:text-box>
        </draw:frame>
        <draw:frame draw:style-name="gr2" draw:layer="layout" svg:width="1.912cm" svg:height="0.962cm" svg:x="13.601cm" svg:y="6.439cm">
          <draw:text-box>
            <text:p>GND</text:p>
          </draw:text-box>
        </draw:frame>
        <draw:frame draw:style-name="gr2" draw:layer="layout" svg:width="3.681cm" svg:height="1.673cm" svg:x="16.909cm" svg:y="1.043cm">
          <draw:text-box>
            <text:p>TA7291</text:p>
            <text:p>Pin10 Out2</text:p>
          </draw:text-box>
        </draw:frame>
        <draw:frame draw:style-name="gr2" draw:layer="layout" svg:width="3.326cm" svg:height="1.673cm" svg:x="13.364cm" svg:y="1cm">
          <draw:text-box>
            <text:p>TA7291</text:p>
            <text:p>Pin2 Out1</text:p>
          </draw:text-box>
        </draw:frame>
        <draw:frame draw:style-name="gr2" draw:layer="layout" svg:width="9.622cm" svg:height="0.962cm" svg:x="5.992cm" svg:y="7.816cm">
          <draw:text-box>
            <text:p>出力ケーブル(オス)のピン配置</text:p>
          </draw:text-box>
        </draw:frame>
        <draw:custom-shape draw:style-name="gr14" draw:text-style-name="P1" draw:layer="layout" svg:width="14.37cm" svg:height="5.493cm" svg:x="3.829cm" svg:y="17.033cm">
          <text:p text:style-name="P1">Arduino uno</text:p>
          <draw:enhanced-geometry svg:viewBox="0 0 21600 21600" draw:type="rectangle" draw:enhanced-path="M 0 0 L 21600 0 21600 21600 0 21600 0 0 Z N"/>
        </draw:custom-shape>
        <draw:frame draw:style-name="gr2" draw:layer="layout" svg:width="13.164cm" svg:height="0.962cm" svg:x="4.585cm" svg:y="17.073cm">
          <draw:text-box>
            <text:p>A <text:s/>G 13 <text:s/>12 <text:s/>11 <text:s/>10 <text:s/>9 <text:s text:c="2"/>8 <text:s text:c="2"/>7 <text:s/>6 <text:s/>5 <text:s/>4 <text:s/>3 <text:s/>2 <text:s/>1 <text:s/>0</text:p>
          </draw:text-box>
        </draw:frame>
        <draw:frame draw:style-name="gr2" draw:layer="layout" svg:width="2.864cm" svg:height="0.962cm" svg:x="5.901cm" svg:y="19.992cm">
          <draw:text-box>
            <text:p>5V GND</text:p>
          </draw:text-box>
        </draw:frame>
        <draw:connector draw:style-name="gr15" draw:text-style-name="P1" draw:layer="layout" draw:type="curve" svg:x1="14.721cm" svg:y1="3.877cm" svg:x2="7.59cm" svg:y2="13.759cm" draw:start-shape="id1" draw:start-glue-point="3" draw:end-shape="id2" draw:end-glue-point="3" svg:d="m14721 3877c-11449 0-7884 9882-7131 9882">
          <text:p/>
        </draw:connector>
        <draw:connector draw:style-name="gr16" draw:text-style-name="P1" draw:layer="layout" draw:type="curve" svg:x1="17.307cm" svg:y1="4.22cm" svg:x2="15.086cm" svg:y2="13.262cm" draw:start-shape="id3" draw:start-glue-point="2" draw:end-shape="id4" draw:end-glue-point="0" svg:d="m17307 4220c0 6781-2221 2261-2221 9042">
          <text:p/>
        </draw:connector>
        <draw:connector draw:style-name="gr17" draw:text-style-name="P1" draw:layer="layout" draw:type="curve" svg:x1="5.369cm" svg:y1="3.879cm" svg:x2="6.691cm" svg:y2="13.76cm" draw:start-shape="id5" draw:start-glue-point="3" draw:end-shape="id6" draw:end-glue-point="3" svg:d="m5369 3879c-882 0-1543 9881 1322 9881">
          <text:p/>
        </draw:connector>
        <draw:custom-shape draw:style-name="gr3" draw:text-style-name="P1" draw:layer="layout" svg:width="0.455cm" svg:height="0.887cm" svg:x="17.06cm" svg:y="15.9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55cm" svg:height="0.887cm" svg:x="16.361cm" svg:y="15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0.455cm" svg:height="0.887cm" svg:x="15.562cm" svg:y="15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55cm" svg:height="0.887cm" svg:x="14.863cm" svg:y="15.9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0.455cm" svg:height="0.887cm" svg:x="14.164cm" svg:y="15.9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7" draw:id="id27" draw:layer="layout" svg:width="0.455cm" svg:height="0.887cm" svg:x="13.465cm" svg:y="15.9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9" draw:id="id29" draw:layer="layout" svg:width="0.455cm" svg:height="0.887cm" svg:x="12.766cm" svg:y="15.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0.455cm" svg:height="0.887cm" svg:x="12.061cm" svg:y="15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4" draw:id="id14" draw:layer="layout" svg:width="0.455cm" svg:height="0.887cm" svg:x="11.162cm" svg:y="15.9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1" draw:id="id31" draw:layer="layout" svg:width="0.455cm" svg:height="0.887cm" svg:x="10.263cm" svg:y="15.9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0.455cm" svg:height="0.887cm" svg:x="9.464cm" svg:y="15.9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2" draw:id="id22" draw:layer="layout" svg:width="0.455cm" svg:height="0.887cm" svg:x="8.365cm" svg:y="15.9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5" draw:id="id25" draw:layer="layout" svg:width="0.455cm" svg:height="0.887cm" svg:x="6.366cm" svg:y="15.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55cm" svg:height="0.887cm" svg:x="5.467cm" svg:y="15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55cm" svg:height="0.887cm" svg:x="4.768cm" svg:y="15.992cm">
          <text:p/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svg:x1="6.468cm" svg:y1="3.878cm" svg:x2="15.789cm" svg:y2="15.986cm" draw:start-shape="id7" draw:start-glue-point="3" draw:end-shape="id8" draw:end-glue-point="0" svg:d="m6468 3878c-882 0-735 3128 1815 3961s7506-631 7506 8147">
          <text:p/>
        </draw:connector>
        <draw:connector draw:style-name="gr19" draw:text-style-name="P1" draw:layer="layout" draw:type="curve" svg:x1="4.17cm" svg:y1="3.88cm" svg:x2="14.391cm" svg:y2="15.988cm" draw:start-shape="id9" draw:start-glue-point="3" draw:end-shape="id10" draw:end-glue-point="0" svg:d="m4170 3880c-882 0-735 3128 2040 3961s8181-631 8181 8147">
          <text:p/>
        </draw:connector>
        <draw:connector draw:style-name="gr16" draw:text-style-name="P1" draw:layer="layout" draw:type="curve" svg:x1="5.089cm" svg:y1="5.6cm" svg:x2="12.288cm" svg:y2="15.985cm" draw:start-shape="id11" draw:start-glue-point="2" draw:end-shape="id12" draw:end-glue-point="0" svg:d="m5089 5600c0 7854 7199 2662 7199 10385">
          <text:p/>
        </draw:connector>
        <draw:connector draw:style-name="gr16" draw:text-style-name="P1" draw:layer="layout" draw:type="curve" svg:x1="6.188cm" svg:y1="5.599cm" svg:x2="11.389cm" svg:y2="15.986cm" draw:start-shape="id13" draw:start-glue-point="2" draw:end-shape="id14" draw:end-glue-point="0" svg:d="m6188 5599c0 7855 5201 2662 5201 10387">
          <text:p/>
        </draw:connector>
        <draw:custom-shape draw:style-name="gr3" draw:text-style-name="P1" xml:id="id16" draw:id="id16" draw:layer="layout" svg:width="0.455cm" svg:height="0.887cm" svg:x="6.265cm" svg:y="21.3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8" draw:id="id18" draw:layer="layout" svg:width="0.455cm" svg:height="0.887cm" svg:x="7.566cm" svg:y="21.39cm">
          <text:p/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curve" svg:x1="12.382cm" svg:y1="5.593cm" svg:x2="6.492cm" svg:y2="21.389cm" draw:start-shape="id15" draw:start-glue-point="2" draw:end-shape="id16" draw:end-glue-point="0" svg:d="m12382 5593c0 11911-5890 4014-5890 15796">
          <text:p/>
        </draw:connector>
        <draw:connector draw:style-name="gr21" draw:text-style-name="P1" draw:layer="layout" draw:type="curve" svg:x1="14.488cm" svg:y1="5.62cm" svg:x2="6.918cm" svg:y2="13.317cm" draw:start-shape="id17" draw:start-glue-point="2" draw:end-shape="id6" draw:end-glue-point="0" svg:d="m14488 5620c0 5772-7570 1924-7570 7697">
          <text:p/>
        </draw:connector>
        <draw:connector draw:style-name="gr16" draw:text-style-name="P1" draw:layer="layout" draw:type="curve" svg:x1="6.918cm" svg:y1="14.204cm" svg:x2="7.793cm" svg:y2="21.39cm" draw:start-shape="id6" draw:start-glue-point="2" draw:end-shape="id18" draw:end-glue-point="0" svg:d="m6918 14204c0 5388 875 1795 875 7186">
          <text:p/>
        </draw:connector>
        <draw:connector draw:style-name="gr16" draw:text-style-name="P1" draw:layer="layout" draw:type="curve" svg:x1="10.521cm" svg:y1="14.207cm" svg:x2="9.691cm" svg:y2="15.988cm" draw:start-shape="id19" draw:start-glue-point="2" draw:end-shape="id20" draw:end-glue-point="0" svg:d="m10521 14207c0 1335-830 445-830 1781">
          <text:p/>
        </draw:connector>
        <draw:connector draw:style-name="gr22" draw:text-style-name="P1" draw:layer="layout" draw:type="curve" svg:x1="11.422cm" svg:y1="14.208cm" svg:x2="8.592cm" svg:y2="15.989cm" draw:start-shape="id21" draw:start-glue-point="2" draw:end-shape="id22" draw:end-glue-point="0" svg:d="m11422 14208c0 1335-2830 445-2830 1781">
          <text:p/>
        </draw:connector>
        <draw:custom-shape draw:style-name="gr3" draw:text-style-name="P1" xml:id="id23" draw:id="id23" draw:layer="layout" svg:width="0.455cm" svg:height="0.887cm" svg:x="7.266cm" svg:y="15.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4" draw:id="id24" draw:layer="layout" svg:width="0.455cm" svg:height="0.887cm" svg:x="4.664cm" svg:y="23.7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6" draw:id="id26" draw:layer="layout" svg:width="0.455cm" svg:height="0.887cm" svg:x="3.465cm" svg:y="23.789cm">
          <text:p/>
          <draw:enhanced-geometry svg:viewBox="0 0 21600 21600" draw:type="rectangle" draw:enhanced-path="M 0 0 L 21600 0 21600 21600 0 21600 0 0 Z N"/>
        </draw:custom-shape>
        <draw:connector draw:style-name="gr23" draw:text-style-name="P1" draw:layer="layout" draw:type="curve" svg:x1="7.493cm" svg:y1="16.877cm" svg:x2="4.891cm" svg:y2="23.788cm" draw:start-shape="id23" draw:start-glue-point="2" draw:end-shape="id24" draw:end-glue-point="0" svg:d="m7493 16877c0 5182-2602 1727-2602 6911">
          <text:p/>
        </draw:connector>
        <draw:connector draw:style-name="gr16" draw:text-style-name="P1" draw:layer="layout" draw:type="curve" svg:x1="6.593cm" svg:y1="16.877cm" svg:x2="3.692cm" svg:y2="23.789cm" draw:start-shape="id25" draw:start-glue-point="2" draw:end-shape="id26" draw:end-glue-point="0" svg:d="m6593 16877c0 5182-2901 1727-2901 6912">
          <text:p/>
        </draw:connector>
        <draw:frame draw:style-name="gr2" draw:layer="layout" svg:width="1.429cm" svg:height="0.962cm" svg:x="4.493cm" svg:y="25.078cm">
          <draw:text-box>
            <text:p>Trg</text:p>
          </draw:text-box>
        </draw:frame>
        <draw:frame draw:style-name="gr2" draw:layer="layout" svg:width="2.479cm" svg:height="0.962cm" svg:x="1.888cm" svg:y="25.078cm">
          <draw:text-box>
            <text:p>Enable</text:p>
          </draw:text-box>
        </draw:frame>
        <draw:custom-shape draw:style-name="gr3" draw:text-style-name="P1" xml:id="id28" draw:id="id28" draw:layer="layout" svg:width="0.455cm" svg:height="0.887cm" svg:x="13.542cm" svg:y="23.6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0" draw:id="id30" draw:layer="layout" svg:width="0.455cm" svg:height="0.887cm" svg:x="12.267cm" svg:y="23.6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2" draw:id="id32" draw:layer="layout" svg:width="0.455cm" svg:height="0.887cm" svg:x="10.936cm" svg:y="23.69cm">
          <text:p/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curve" svg:x1="13.692cm" svg:y1="16.876cm" svg:x2="13.769cm" svg:y2="23.634cm" draw:start-shape="id27" draw:start-glue-point="2" draw:end-shape="id28" draw:end-glue-point="0" svg:d="m13692 16876c0 5067 77 1688 77 6758">
          <text:p/>
        </draw:connector>
        <draw:connector draw:style-name="gr16" draw:text-style-name="P1" draw:layer="layout" draw:type="curve" svg:x1="12.993cm" svg:y1="16.877cm" svg:x2="12.494cm" svg:y2="23.678cm" draw:start-shape="id29" draw:start-glue-point="2" draw:end-shape="id30" draw:end-glue-point="0" svg:d="m12993 16877c0 5100-499 1700-499 6801">
          <text:p/>
        </draw:connector>
        <draw:connector draw:style-name="gr16" draw:text-style-name="P1" draw:layer="layout" draw:type="curve" svg:x1="10.263cm" svg:y1="16.43cm" svg:x2="10.936cm" svg:y2="24.133cm" draw:start-shape="id31" draw:start-glue-point="3" draw:end-shape="id32" draw:end-glue-point="3" svg:d="m10263 16430c-753 0-1089 7703 673 7703">
          <text:p/>
        </draw:connector>
        <draw:frame draw:style-name="gr2" draw:layer="layout" svg:width="3.186cm" svg:height="0.962cm" svg:x="11.02cm" svg:y="24.644cm">
          <draw:text-box>
            <text:p>C <text:s text:c="3"/>B <text:s text:c="3"/>A</text:p>
          </draw:text-box>
        </draw:frame>
        <draw:frame draw:style-name="gr2" draw:layer="layout" svg:width="4.244cm" svg:height="0.962cm" svg:x="10.431cm" svg:y="25.645cm">
          <draw:text-box>
            <text:p>LED circuit 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3-27T09:43:07</meta:creation-date>
    <meta:editing-duration>PT9M27S</meta:editing-duration>
    <meta:editing-cycles>2</meta:editing-cycles>
    <meta:generator>OpenOffice.org/3.3$Unix OpenOffice.org_project/330m20$Build-9567</meta:generator>
    <meta:initial-creator>Yoshida Kunito</meta:initial-creator>
    <dc:date>2012-03-27T10:24:34</dc:date>
    <dc:creator>Yoshida Kunito</dc:creator>
    <meta:document-statistic meta:object-count="95"/>
  </office:meta>
</office:document-meta>
</file>